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U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table:formula="of:=([.B1]*[.B3])/([.B2]+[.B3])" office:value-type="float" office:value="2.86294416243655">
            <text:p>2,8629441624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1">
          <table:table-cell office:value-type="string">
            <text:p>Ure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ounts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 office:value-type="string">
            <text:p>U2(counts)</text:p>
          </table:table-cell>
          <table:table-cell table:formula="of:=([.B7]*[.B6]*([.B2]+[.B3]))/([.B5]*[.B3])" office:value-type="float" office:value="12.4966202865997">
            <text:p>12,4966202866</text:p>
          </table:table-cell>
          <table:table-cell/>
        </table:table-row>
        <table:table-row table:style-name="ro1">
          <table:table-cell/>
          <table:table-cell table:formula="of:=[.B7]*2048" office:value-type="float" office:value="1249280">
            <text:p>124928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h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1">
          <table:table-cell office:value-type="string">
            <text:p>Uref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ount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table:formula="of:=([.B16]*[.B15])/([.B14]*[.B12]*[.B13])" office:value-type="float" office:value="0.00195503421309873">
            <text:p>0,0019550342</text:p>
          </table:table-cell>
          <table:table-cell table:formula="of:=[.B17]*100000" office:value-type="float" office:value="195.503421309873">
            <text:p>195,5034213099</text:p>
          </table:table-cell>
        </table:table-row>
      </table:table>
      <table:table table:name="timer0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Fosc</text:p>
          </table:table-cell>
          <table:table-cell table:style-name="ce1" office:value-type="float" office:value="16000000">
            <text:p>1,60E+007</text:p>
          </table:table-cell>
          <table:table-cell office:value-type="string">
            <text:p>Hz</text:p>
          </table:table-cell>
        </table:table-row>
        <table:table-row table:style-name="ro2">
          <table:table-cell office:value-type="string">
            <text:p>Fosc/4</text:p>
          </table:table-cell>
          <table:table-cell table:formula="of:=[.B1]/4" office:value-type="float" office:value="4000000">
            <text:p>4000000</text:p>
          </table:table-cell>
          <table:table-cell office:value-type="string">
            <text:p>Hz</text:p>
          </table:table-cell>
        </table:table-row>
        <table:table-row table:style-name="ro2">
          <table:table-cell office:value-type="string">
            <text:p>Presc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/>
          <table:table-cell table:formula="of:=[.B2]/[.B3]" office:value-type="float" office:value="15625">
            <text:p>15625</text:p>
          </table:table-cell>
          <table:table-cell office:value-type="string">
            <text:p>Hz</text:p>
          </table:table-cell>
        </table:table-row>
        <table:table-row table:style-name="ro2">
          <table:table-cell office:value-type="string">
            <text:p>Postsc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4]/[.B5]" office:value-type="float" office:value="15625">
            <text:p>15625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TMR0</text:p>
          </table:table-cell>
          <table:table-cell office:value-type="float" office:value="256">
            <text:p>256</text:p>
          </table:table-cell>
          <table:table-cell/>
        </table:table-row>
        <table:table-row table:style-name="ro2">
          <table:table-cell office:value-type="string">
            <text:p>Tmax</text:p>
          </table:table-cell>
          <table:table-cell table:formula="of:=[.B7]/[.B6]" office:value-type="float" office:value="0.016384">
            <text:p>0,016384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Required</text:p>
          </table:table-cell>
          <table:table-cell office:value-type="float" office:value="0.01">
            <text:p>0,0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TMR0</text:p>
          </table:table-cell>
          <table:table-cell table:formula="of:=[.B9]*[.B6]" office:value-type="float" office:value="156.25">
            <text:p>156,25</text:p>
          </table:table-cell>
          <table:table-cell/>
        </table:table-row>
        <table:table-row table:style-name="ro2">
          <table:table-cell office:value-type="string">
            <text:p>Actual</text:p>
          </table:table-cell>
          <table:table-cell table:formula="of:=INT([.B10])/[.B6]" office:value-type="float" office:value="0.009984">
            <text:p>0,009984</text:p>
          </table:table-cell>
          <table:table-cell office:value-type="string">
            <text:p>s</text:p>
          </table:table-cell>
        </table:table-row>
      </table:table>
      <table:table table:name="timer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Fosc</text:p>
          </table:table-cell>
          <table:table-cell table:style-name="ce1" office:value-type="float" office:value="16000000">
            <text:p>1,60E+007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Fosc/4</text:p>
          </table:table-cell>
          <table:table-cell table:formula="of:=[.B1]/4" office:value-type="float" office:value="4000000">
            <text:p>4000000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Presc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table:formula="of:=[.B2]/[.B3]" office:value-type="float" office:value="500000">
            <text:p>500000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TMR1</text:p>
          </table:table-cell>
          <table:table-cell office:value-type="float" office:value="65535">
            <text:p>65535</text:p>
          </table:table-cell>
          <table:table-cell/>
        </table:table-row>
        <table:table-row table:style-name="ro1">
          <table:table-cell office:value-type="string">
            <text:p>Tmax</text:p>
          </table:table-cell>
          <table:table-cell table:formula="of:=[.B5]/[.B4]" office:value-type="float" office:value="0.13107">
            <text:p>0,1310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Required</text:p>
          </table:table-cell>
          <table:table-cell office:value-type="float" office:value="0.1">
            <text:p>0,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TMR1</text:p>
          </table:table-cell>
          <table:table-cell table:formula="of:=[.B7]*[.B4]" office:value-type="float" office:value="50000">
            <text:p>50000</text:p>
          </table:table-cell>
          <table:table-cell/>
        </table:table-row>
        <table:table-row table:style-name="ro1">
          <table:table-cell office:value-type="string">
            <text:p>Actual</text:p>
          </table:table-cell>
          <table:table-cell table:formula="of:=INT([.B8])/[.B4]" office:value-type="float" office:value="0.1">
            <text:p>0,1</text:p>
          </table:table-cell>
          <table:table-cell office:value-type="string">
            <text:p>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13.01.2020</text:date>, <text:time>01:31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56:26.12</meta:creation-date>
    <dc:date>2020-01-13T01:31:28.12</dc:date>
    <meta:editing-duration>P1DT6H48M34S</meta:editing-duration>
    <meta:editing-cycles>5</meta:editing-cycles>
    <meta:generator>OpenOffice/4.1.6$Win32 OpenOffice.org_project/416m1$Build-9790</meta:generator>
    <meta:document-statistic meta:table-count="3" meta:cell-count="80" meta:object-count="0"/>
  </office:meta>
</office:document-meta>
</file>